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fa99" officeooo:paragraph-rsid="0005fa99"/>
    </style:style>
    <style:style style:name="P2" style:family="paragraph" style:parent-style-name="Standard">
      <style:text-properties fo:font-weight="bold" officeooo:rsid="0005fa99" officeooo:paragraph-rsid="0005fa99" style:font-weight-asian="bold" style:font-weight-complex="bold"/>
    </style:style>
    <style:style style:name="P3" style:family="paragraph" style:parent-style-name="Standard">
      <style:text-properties officeooo:rsid="0007dca9" officeooo:paragraph-rsid="0007dca9"/>
    </style:style>
    <style:style style:name="P4" style:family="paragraph" style:parent-style-name="Standard">
      <style:text-properties officeooo:rsid="000859d9" officeooo:paragraph-rsid="000859d9"/>
    </style:style>
    <style:style style:name="P5" style:family="paragraph" style:parent-style-name="Standard">
      <style:text-properties officeooo:rsid="0009e286" officeooo:paragraph-rsid="0009e286"/>
    </style:style>
    <style:style style:name="P6" style:family="paragraph" style:parent-style-name="Standard">
      <style:text-properties officeooo:rsid="000a2fa9" officeooo:paragraph-rsid="000a2fa9"/>
    </style:style>
    <style:style style:name="T1" style:family="text">
      <style:text-properties fo:color="#222222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T2" style:family="text">
      <style:text-properties fo:color="#222222" style:text-outline="false" style:text-line-through-style="none" style:text-line-through-type="none" style:font-name="Arial" fo:font-size="14pt" fo:font-style="normal" fo:text-shadow="none" style:text-underline-style="none" fo:font-weight="normal" officeooo:rsid="0007dca9" style:font-size-asian="14pt" style:font-style-asian="normal" style:font-weight-asian="normal" style:text-emphasize="none"/>
    </style:style>
    <style:style style:name="T3" style:family="text"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text-emphasiz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Questions to 50</text:p>
      <text:p text:style-name="P1"/>
      <text:p text:style-name="P1"/>
      <text:p text:style-name="P1"><text:span text:style-name="T2">what are examples of </text:span><text:span text:style-name="T1">Long Chain Polyamides?</text:span></text:p>
      <text:p text:style-name="P1"><text:span text:style-name="T1"/></text:p>
      <text:p text:style-name="P3"><text:span text:style-name="T1">What are the main differences bewtween LCPA and PA66?</text:span></text:p>
      <text:p text:style-name="P3"><text:span text:style-name="T1"/></text:p>
      <text:p text:style-name="P3"><text:span text:style-name="T1">Which factors affect light </text:span><text:span text:style-name="T3">transmission and laser transmission in plastic materials?</text:span></text:p>
      <text:p text:style-name="P3"><text:span text:style-name="T3"/></text:p>
      <text:p text:style-name="P4"><text:span text:style-name="T3">What are the benefits of investing in hot runners?</text:span></text:p>
      <text:p text:style-name="P5"><text:span text:style-name="T3">What is the critical in designing snap-fits?</text:span></text:p>
      <text:p text:style-name="P3"><text:span text:style-name="T1"/></text:p>
      <text:p text:style-name="P1"/>
      <text:p text:style-name="P1">what are the specialities of EMS Chemie?</text:p>
      <text:p text:style-name="P6">Who are the major Chinese PPA manufacturers?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102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7T19:49:45.009366978</meta:creation-date>
    <dc:date>2023-09-07T21:10:08.903573766</dc:date>
    <meta:editing-duration>PT1H20M21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8" meta:word-count="60" meta:character-count="373" meta:non-whitespace-character-count="321"/>
  </office:meta>
</office:document-meta>
</file>